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5.263cm"/>
    </style:style>
    <style:style style:name="co13" style:family="table-column">
      <style:table-column-properties fo:break-before="auto" style:column-width="5.2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ra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参加フラグ</text:p>
          </table:table-cell>
          <table:table-cell office:value-type="string" calcext:value-type="string">
            <text:p>キャラクター名</text:p>
          </table:table-cell>
          <table:table-cell office:value-type="string" calcext:value-type="string">
            <text:p>聖サタニック女学院</text:p>
          </table:table-cell>
          <table:table-cell office:value-type="string" calcext:value-type="string">
            <text:p>エターナルクロノス</text:p>
          </table:table-cell>
          <table:table-cell office:value-type="string" calcext:value-type="string">
            <text:p>Blader</text:p>
          </table:table-cell>
          <table:table-cell office:value-type="string" calcext:value-type="string">
            <text:p>超魔道列伝</text:p>
          </table:table-cell>
          <table:table-cell office:value-type="string" calcext:value-type="string">
            <text:p>幻魔特区</text:p>
          </table:table-cell>
          <table:table-cell office:value-type="string" calcext:value-type="string">
            <text:p>覇眼戦線</text:p>
          </table:table-cell>
          <table:table-cell office:value-type="string" calcext:value-type="string">
            <text:p>Abyss Code</text:p>
          </table:table-cell>
          <table:table-cell office:value-type="string" calcext:value-type="string">
            <text:p>天上岬</text:p>
          </table:table-cell>
          <table:table-cell office:value-type="string" calcext:value-type="string">
            <text:p>双翼のロストエデン</text:p>
          </table:table-cell>
          <table:table-cell office:value-type="string" calcext:value-type="string">
            <text:p>八百万神秘譚</text:p>
          </table:table-cell>
          <table:table-cell office:value-type="string" calcext:value-type="string">
            <text:p>黄昏メアレス</text:p>
          </table:table-cell>
          <table:table-cell office:value-type="string" calcext:value-type="string">
            <text:p>クロム・マグナ魔道学園</text:p>
          </table:table-cell>
          <table:table-cell office:value-type="string" calcext:value-type="string">
            <text:p>空戦のドルキマス</text:p>
          </table:table-cell>
          <table:table-cell office:value-type="string" calcext:value-type="string">
            <text:p>古の森の千年桜</text:p>
          </table:table-cell>
          <table:table-cell office:value-type="string" calcext:value-type="string">
            <text:p>訣別のクロニクル</text:p>
          </table:table-cell>
          <table:table-cell office:value-type="string" calcext:value-type="string">
            <text:p>追憶のレディアント</text:p>
          </table:table-cell>
          <table:table-cell office:value-type="string" calcext:value-type="string">
            <text:p>神竜降臨</text:p>
          </table:table-cell>
          <table:table-cell office:value-type="string" calcext:value-type="string">
            <text:p>聖なる空のエステレラ</text:p>
          </table:table-cell>
          <table:table-cell office:value-type="string" calcext:value-type="string">
            <text:p>その光は淡く碧く</text:p>
          </table:table-cell>
          <table:table-cell office:value-type="string" calcext:value-type="string">
            <text:p>魔轟三鉄傑</text:p>
          </table:table-cell>
          <table:table-cell office:value-type="string" calcext:value-type="string">
            <text:p>桃娘伝</text:p>
          </table:table-cell>
          <table:table-cell office:value-type="string" calcext:value-type="string">
            <text:p>ショコラフォレスト</text:p>
          </table:table-cell>
          <table:table-cell office:value-type="string" calcext:value-type="string">
            <text:p>響命クロスディライブ</text:p>
          </table:table-cell>
          <table:table-cell office:value-type="string" calcext:value-type="string">
            <text:p>喰牙RIZE</text:p>
          </table:table-cell>
          <table:table-cell office:value-type="string" calcext:value-type="string">
            <text:p>夏に咲く君へ</text:p>
          </table:table-cell>
          <table:table-cell office:value-type="string" calcext:value-type="string">
            <text:p>シュガーレスバンビーナ</text:p>
          </table:table-cell>
          <table:table-cell office:value-type="string" calcext:value-type="string">
            <text:p>眠れる遺跡のアウトランダー</text:p>
          </table:table-cell>
          <table:table-cell office:value-type="string" calcext:value-type="string">
            <text:p>Birth Of New Order</text:p>
          </table:table-cell>
          <table:table-cell office:value-type="string" calcext:value-type="string">
            <text:p>夢現のMARELESS</text:p>
          </table:table-cell>
          <table:table-cell office:value-type="string" calcext:value-type="string">
            <text:p>FairyChord</text:p>
          </table:table-cell>
          <table:table-cell office:value-type="string" calcext:value-type="string">
            <text:p>ぽっ！かみさま</text:p>
          </table:table-cell>
          <table:table-cell office:value-type="string" calcext:value-type="string">
            <text:p>神都ピカレスク</text:p>
          </table:table-cell>
          <table:table-cell office:value-type="string" calcext:value-type="string">
            <text:p>アンダーナイトテイル</text:p>
          </table:table-cell>
          <table:table-cell office:value-type="string" calcext:value-type="string">
            <text:p>エニグマフラワーズ</text:p>
          </table:table-cell>
          <table:table-cell office:value-type="string" calcext:value-type="string">
            <text:p>アレス・ザ・ヴァンガード</text:p>
          </table:table-cell>
          <table:table-cell office:value-type="string" calcext:value-type="string">
            <text:p>キャラクター名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画像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ァッカリオ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&quot;[&quot;&amp;[.B2]&amp;&quot;]&quot;&quot;&quot;" office:value-type="string" office:string-value="&quot;[ヴァッカリオ]&quot;" calcext:value-type="string">
            <text:p>"[ヴァッカリ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zFWUm_card_1455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ポロニオ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&quot;[&quot;&amp;[.B3]&amp;&quot;]&quot;&quot;&quot;" office:value-type="string" office:string-value="&quot;[アポロニオ]&quot;" calcext:value-type="string">
            <text:p>"[アポロニ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X4Rgsx_card_1505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ネーレイス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&quot;[&quot;&amp;[.B4]&amp;&quot;]&quot;&quot;&quot;" office:value-type="string" office:string-value="&quot;[ネーレイス]&quot;" calcext:value-type="string">
            <text:p>"[ネーレイ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X4Rgsx_card_1505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ウブレナ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&quot;[&quot;&amp;[.B5]&amp;&quot;]&quot;&quot;&quot;" office:value-type="string" office:string-value="&quot;[エウブレナ]&quot;" calcext:value-type="string">
            <text:p>"[エウブレ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zFWUm_card_1455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ベルティーナ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&quot;[&quot;&amp;[.B6]&amp;&quot;]&quot;&quot;&quot;" office:value-type="string" office:string-value="&quot;[リベルティーナ]&quot;" calcext:value-type="string">
            <text:p>"[リベルティー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X4Rgsx_card_1505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レイシア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&quot;[&quot;&amp;[.B7]&amp;&quot;]&quot;&quot;&quot;" office:value-type="string" office:string-value="&quot;[アレイシア]&quot;" calcext:value-type="string">
            <text:p>"[アレイシ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zFWUm_card_1455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ニグマチューリップ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&quot;[&quot;&amp;[.B8]&amp;&quot;]&quot;&quot;&quot;" office:value-type="string" office:string-value="&quot;[エニグマチューリップ]&quot;" calcext:value-type="string">
            <text:p>"[エニグマチューリップ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D7WC_card_1467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ニグマサンフラワー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&quot;[&quot;&amp;[.B9]&amp;&quot;]&quot;&quot;&quot;" office:value-type="string" office:string-value="&quot;[エニグマサンフラワー]&quot;" calcext:value-type="string">
            <text:p>"[エニグマサンフラワ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D7WC_card_1466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ニグマモーニンググローリー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&quot;[&quot;&amp;[.B10]&amp;&quot;]&quot;&quot;&quot;" office:value-type="string" office:string-value="&quot;[エニグマモーニンググローリー]&quot;" calcext:value-type="string">
            <text:p>"[エニグマモーニンググローリ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D7WC_card_1466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ニグマクローバー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&quot;[&quot;&amp;[.B11]&amp;&quot;]&quot;&quot;&quot;" office:value-type="string" office:string-value="&quot;[エニグマクローバー]&quot;" calcext:value-type="string">
            <text:p>"[エニグマクローバ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D7WC_card_1466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ニグマブラックリリー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&quot;[&quot;&amp;[.B12]&amp;&quot;]&quot;&quot;&quot;" office:value-type="string" office:string-value="&quot;[エニグマブラックリリー]&quot;" calcext:value-type="string">
            <text:p>"[エニグマブラックリリ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D7WC_card_1467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ニグマチェリー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&quot;[&quot;&amp;[.B13]&amp;&quot;]&quot;&quot;&quot;" office:value-type="string" office:string-value="&quot;[エニグマチェリー]&quot;" calcext:value-type="string">
            <text:p>"[エニグマチェリ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D7WC_card_1465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メリー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&quot;[&quot;&amp;[.B14]&amp;&quot;]&quot;&quot;&quot;" office:value-type="string" office:string-value="&quot;[メメリー]&quot;" calcext:value-type="string">
            <text:p>"[メメリ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7Ck6x9_card_1450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ピノキオ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&quot;[&quot;&amp;[.B15]&amp;&quot;]&quot;&quot;&quot;" office:value-type="string" office:string-value="&quot;[ピノキオ]&quot;" calcext:value-type="string">
            <text:p>"[ピノキ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7Ck6x9_card_1449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コラ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&quot;[&quot;&amp;[.B16]&amp;&quot;]&quot;&quot;&quot;" office:value-type="string" office:string-value="&quot;[リコラ]&quot;" calcext:value-type="string">
            <text:p>"[リコ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7Ck6x9_card_1449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ーシュ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&quot;[&quot;&amp;[.B17]&amp;&quot;]&quot;&quot;&quot;" office:value-type="string" office:string-value="&quot;[アーシュ]&quot;" calcext:value-type="string">
            <text:p>"[アーシュ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7Ck6x9_card_1449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トルテ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&quot;[&quot;&amp;[.B18]&amp;&quot;]&quot;&quot;&quot;" office:value-type="string" office:string-value="&quot;[トルテ]&quot;" calcext:value-type="string">
            <text:p>"[トルテ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29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ノウ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&quot;[&quot;&amp;[.B19]&amp;&quot;]&quot;&quot;&quot;" office:value-type="string" office:string-value="&quot;[スノウ]&quot;" calcext:value-type="string">
            <text:p>"[スノウ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7Ck6x9_card_1449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トル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&quot;[&quot;&amp;[.B20]&amp;&quot;]&quot;&quot;&quot;" office:value-type="string" office:string-value="&quot;[ストル]&quot;" calcext:value-type="string">
            <text:p>"[スト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29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ちゆう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&quot;&quot;&quot;[&quot;&amp;[.B21]&amp;&quot;]&quot;&quot;&quot;" office:value-type="string" office:string-value="&quot;[ちゆう]&quot;" calcext:value-type="string">
            <text:p>"[ちゆう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U3Mg4_card_1434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ケネス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&quot;&quot;&quot;[&quot;&amp;[.B22]&amp;&quot;]&quot;&quot;&quot;" office:value-type="string" office:string-value="&quot;[ケネス]&quot;" calcext:value-type="string">
            <text:p>"[ケネ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305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ーリャ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&quot;&quot;&quot;[&quot;&amp;[.B23]&amp;&quot;]&quot;&quot;&quot;" office:value-type="string" office:string-value="&quot;[リーリャ]&quot;" calcext:value-type="string">
            <text:p>"[リーリ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U3Mg4_card_1433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ギャスパー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&quot;&quot;&quot;[&quot;&amp;[.B24]&amp;&quot;]&quot;&quot;&quot;" office:value-type="string" office:string-value="&quot;[ギャスパー]&quot;" calcext:value-type="string">
            <text:p>"[ギャスパ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306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桃花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&quot;&quot;&quot;[&quot;&amp;[.B25]&amp;&quot;]&quot;&quot;&quot;" office:value-type="string" office:string-value="&quot;[桃花]&quot;" calcext:value-type="string">
            <text:p>"[桃花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306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今久留主好介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&quot;&quot;&quot;[&quot;&amp;[.B26]&amp;&quot;]&quot;&quot;&quot;" office:value-type="string" office:string-value="&quot;[今久留主好介]&quot;" calcext:value-type="string">
            <text:p>"[今久留主好介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U3Mg4_card_1433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コロッココ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&quot;&quot;[&quot;&amp;[.B27]&amp;&quot;]&quot;&quot;&quot;" office:value-type="string" office:string-value="&quot;[コロッココ]&quot;" calcext:value-type="string">
            <text:p>"[コロッコ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Kew2i_card_1403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グレイス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&quot;&quot;[&quot;&amp;[.B28]&amp;&quot;]&quot;&quot;&quot;" office:value-type="string" office:string-value="&quot;[グレイス]&quot;" calcext:value-type="string">
            <text:p>"[グレイ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b46Ag_card_1353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ュディ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&quot;&quot;[&quot;&amp;[.B29]&amp;&quot;]&quot;&quot;&quot;" office:value-type="string" office:string-value="&quot;[リュディ]&quot;" calcext:value-type="string">
            <text:p>"[リュデ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63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ザ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&quot;&quot;[&quot;&amp;[.B30]&amp;&quot;]&quot;&quot;&quot;" office:value-type="string" office:string-value="&quot;[リザ]&quot;" calcext:value-type="string">
            <text:p>"[リザ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63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ーヴル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&quot;&quot;[&quot;&amp;[.B31]&amp;&quot;]&quot;&quot;&quot;" office:value-type="string" office:string-value="&quot;[シーヴル]&quot;" calcext:value-type="string">
            <text:p>"[シーヴ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Kew2i_card_1403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カヌエ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&quot;&quot;[&quot;&amp;[.B32]&amp;&quot;]&quot;&quot;&quot;" office:value-type="string" office:string-value="&quot;[カヌエ]&quot;" calcext:value-type="string">
            <text:p>"[カヌ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8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ーツェ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&quot;&quot;[&quot;&amp;[.B33]&amp;&quot;]&quot;&quot;&quot;" office:value-type="string" office:string-value="&quot;[アーツェ]&quot;" calcext:value-type="string">
            <text:p>"[アーツェ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zP4H3_card_1522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ミスフィレス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&quot;&quot;&quot;[&quot;&amp;[.B34]&amp;&quot;]&quot;&quot;&quot;" office:value-type="string" office:string-value="&quot;[ルミスフィレス]&quot;" calcext:value-type="string">
            <text:p>"[ルミスフィレ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y9E5t_card_1350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織機ミホロ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&quot;&quot;&quot;[&quot;&amp;[.B35]&amp;&quot;]&quot;&quot;&quot;" office:value-type="string" office:string-value="&quot;[織機ミホロ]&quot;" calcext:value-type="string">
            <text:p>"[織機ミホ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5Qu9j_card_1380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鶴音リレイ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&quot;&quot;&quot;[&quot;&amp;[.B36]&amp;&quot;]&quot;&quot;&quot;" office:value-type="string" office:string-value="&quot;[鶴音リレイ]&quot;" calcext:value-type="string">
            <text:p>"[鶴音リレイ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y9E5t_card_1350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早苗タツマ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&quot;&quot;&quot;[&quot;&amp;[.B37]&amp;&quot;]&quot;&quot;&quot;" office:value-type="string" office:string-value="&quot;[早苗タツマ]&quot;" calcext:value-type="string">
            <text:p>"[早苗タツマ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5Qu9j_card_1381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ディギィ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&quot;&quot;&quot;[&quot;&amp;[.B38]&amp;&quot;]&quot;&quot;&quot;" office:value-type="string" office:string-value="&quot;[ディギィ]&quot;" calcext:value-type="string">
            <text:p>"[ディギ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5Qu9j_card_1381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紅鬼ソウヤ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&quot;&quot;&quot;[&quot;&amp;[.B39]&amp;&quot;]&quot;&quot;&quot;" office:value-type="string" office:string-value="&quot;[紅鬼ソウヤ]&quot;" calcext:value-type="string">
            <text:p>"[紅鬼ソウヤ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y9E5t_card_1350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ロザリア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&quot;&quot;&quot;[&quot;&amp;[.B40]&amp;&quot;]&quot;&quot;&quot;" office:value-type="string" office:string-value="&quot;[ロザリア]&quot;" calcext:value-type="string">
            <text:p>"[ロザリ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47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ラティオ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&quot;&quot;&quot;[&quot;&amp;[.B41]&amp;&quot;]&quot;&quot;&quot;" office:value-type="string" office:string-value="&quot;[ラティオ]&quot;" calcext:value-type="string">
            <text:p>"[ラティ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93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リン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&quot;&quot;&quot;[&quot;&amp;[.B42]&amp;&quot;]&quot;&quot;&quot;" office:value-type="string" office:string-value="&quot;[エリン]&quot;" calcext:value-type="string">
            <text:p>"[エリ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47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フリト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&quot;&quot;&quot;[&quot;&amp;[.B43]&amp;&quot;]&quot;&quot;&quot;" office:value-type="string" office:string-value="&quot;[アフリト]&quot;" calcext:value-type="string">
            <text:p>"[アフリ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92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シーニア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&quot;&quot;&quot;[&quot;&amp;[.B44]&amp;&quot;]&quot;&quot;&quot;" office:value-type="string" office:string-value="&quot;[ルシーニア]&quot;" calcext:value-type="string">
            <text:p>"[ルシーニ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93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ノクス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&quot;&quot;&quot;[&quot;&amp;[.B45]&amp;&quot;]&quot;&quot;&quot;" office:value-type="string" office:string-value="&quot;[ノクス]&quot;" calcext:value-type="string">
            <text:p>"[ノク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47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ラーシャ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&quot;&quot;&quot;[&quot;&amp;[.B46]&amp;&quot;]&quot;&quot;&quot;" office:value-type="string" office:string-value="&quot;[ラーシャ]&quot;" calcext:value-type="string">
            <text:p>"[ラーシ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33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ロッシュ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&quot;&quot;&quot;[&quot;&amp;[.B47]&amp;&quot;]&quot;&quot;&quot;" office:value-type="string" office:string-value="&quot;[クロッシュ]&quot;" calcext:value-type="string">
            <text:p>"[クロッシュ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34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ュオン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&quot;&quot;&quot;[&quot;&amp;[.B48]&amp;&quot;]&quot;&quot;&quot;" office:value-type="string" office:string-value="&quot;[リュオン]&quot;" calcext:value-type="string">
            <text:p>"[リュオ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32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ルテール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&quot;&quot;&quot;[&quot;&amp;[.B49]&amp;&quot;]&quot;&quot;&quot;" office:value-type="string" office:string-value="&quot;[メルテール]&quot;" calcext:value-type="string">
            <text:p>"[メルテー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33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リス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&quot;&quot;&quot;[&quot;&amp;[.B50]&amp;&quot;]&quot;&quot;&quot;" office:value-type="string" office:string-value="&quot;[シリス]&quot;" calcext:value-type="string">
            <text:p>"[シリ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32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スカ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&quot;&quot;&quot;[&quot;&amp;[.B51]&amp;&quot;]&quot;&quot;&quot;" office:value-type="string" office:string-value="&quot;[イスカ]&quot;" calcext:value-type="string">
            <text:p>"[イス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33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ーベル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&quot;&quot;&quot;[&quot;&amp;[.B52]&amp;&quot;]&quot;&quot;&quot;" office:value-type="string" office:string-value="&quot;[メーベル]&quot;" calcext:value-type="string">
            <text:p>"[メーベ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17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ィクトリア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&quot;&quot;&quot;[&quot;&amp;[.B53]&amp;&quot;]&quot;&quot;&quot;" office:value-type="string" office:string-value="&quot;[ヴィクトリア]&quot;" calcext:value-type="string">
            <text:p>"[ヴィクトリ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16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トラ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&quot;&quot;&quot;[&quot;&amp;[.B54]&amp;&quot;]&quot;&quot;&quot;" office:value-type="string" office:string-value="&quot;[シトラ]&quot;" calcext:value-type="string">
            <text:p>"[シト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17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リアナ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&quot;&quot;&quot;[&quot;&amp;[.B55]&amp;&quot;]&quot;&quot;&quot;" office:value-type="string" office:string-value="&quot;[エリアナ]&quot;" calcext:value-type="string">
            <text:p>"[エリア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16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フ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&quot;&quot;&quot;[&quot;&amp;[.B56]&amp;&quot;]&quot;&quot;&quot;" office:value-type="string" office:string-value="&quot;[ルフ]&quot;" calcext:value-type="string">
            <text:p>"[ルフ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58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ルル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&quot;&quot;&quot;[&quot;&amp;[.B57]&amp;&quot;]&quot;&quot;&quot;" office:value-type="string" office:string-value="&quot;[アルル]&quot;" calcext:value-type="string">
            <text:p>"[アル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16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ラト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&quot;&quot;&quot;[&quot;&amp;[.B58]&amp;&quot;]&quot;&quot;&quot;" office:value-type="string" office:string-value="&quot;[ラト]&quot;" calcext:value-type="string">
            <text:p>"[ラ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435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ラガッツ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&quot;&quot;&quot;[&quot;&amp;[.B59]&amp;&quot;]&quot;&quot;&quot;" office:value-type="string" office:string-value="&quot;[ラガッツ]&quot;" calcext:value-type="string">
            <text:p>"[ラガッツ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94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ィタ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&quot;&quot;&quot;[&quot;&amp;[.B60]&amp;&quot;]&quot;&quot;&quot;" office:value-type="string" office:string-value="&quot;[ヴィタ]&quot;" calcext:value-type="string">
            <text:p>"[ヴィタ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9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パスパル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&quot;&quot;&quot;[&quot;&amp;[.B61]&amp;&quot;]&quot;&quot;&quot;" office:value-type="string" office:string-value="&quot;[パスパル]&quot;" calcext:value-type="string">
            <text:p>"[パスパ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93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キルラ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&quot;&quot;&quot;[&quot;&amp;[.B62]&amp;&quot;]&quot;&quot;&quot;" office:value-type="string" office:string-value="&quot;[キルラ]&quot;" calcext:value-type="string">
            <text:p>"[キル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92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マチア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&quot;&quot;&quot;[&quot;&amp;[.B63]&amp;&quot;]&quot;&quot;&quot;" office:value-type="string" office:string-value="&quot;[マチア]&quot;" calcext:value-type="string">
            <text:p>"[マチ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93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チェチェ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&quot;&quot;&quot;[&quot;&amp;[.B64]&amp;&quot;]&quot;&quot;&quot;" office:value-type="string" office:string-value="&quot;[チェチェ]&quot;" calcext:value-type="string">
            <text:p>"[チェチェ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93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早瀬りん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&quot;&quot;&quot;[&quot;&amp;[.B65]&amp;&quot;]&quot;&quot;&quot;" office:value-type="string" office:string-value="&quot;[早瀬りん]&quot;" calcext:value-type="string">
            <text:p>"[早瀬りん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98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あのカラス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&quot;&quot;&quot;[&quot;&amp;[.B66]&amp;&quot;]&quot;&quot;&quot;" office:value-type="string" office:string-value="&quot;[あのカラス]&quot;" calcext:value-type="string">
            <text:p>"[あのカラ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99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プグナ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67]&amp;&quot;]&quot;&quot;&quot;" office:value-type="string" office:string-value="&quot;[プグナ]&quot;" calcext:value-type="string">
            <text:p>"[プグ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48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ファルク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68]&amp;&quot;]&quot;&quot;&quot;" office:value-type="string" office:string-value="&quot;[ファルク]&quot;" calcext:value-type="string">
            <text:p>"[ファルク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48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ルーシャ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69]&amp;&quot;]&quot;&quot;&quot;" office:value-type="string" office:string-value="&quot;[イルーシャ]&quot;" calcext:value-type="string">
            <text:p>"[イルーシ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47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ューラ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70]&amp;&quot;]&quot;&quot;&quot;" office:value-type="string" office:string-value="&quot;[シューラ]&quot;" calcext:value-type="string">
            <text:p>"[シュー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47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ハネ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71]&amp;&quot;]&quot;&quot;&quot;" office:value-type="string" office:string-value="&quot;[ミハネ]&quot;" calcext:value-type="string">
            <text:p>"[ミハネ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47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ラディウス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72]&amp;&quot;]&quot;&quot;&quot;" office:value-type="string" office:string-value="&quot;[ラディウス]&quot;" calcext:value-type="string">
            <text:p>"[ラディウ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47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スピナ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73]&amp;&quot;]&quot;&quot;&quot;" office:value-type="string" office:string-value="&quot;[アスピナ]&quot;" calcext:value-type="string">
            <text:p>"[アスピ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47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ユウェル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74]&amp;&quot;]&quot;&quot;&quot;" office:value-type="string" office:string-value="&quot;[ユウェル]&quot;" calcext:value-type="string">
            <text:p>"[ユウェ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20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レリッシュ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&quot;&quot;&quot;[&quot;&amp;[.B75]&amp;&quot;]&quot;&quot;&quot;" office:value-type="string" office:string-value="&quot;[レリッシュ]&quot;" calcext:value-type="string">
            <text:p>"[レリッシュ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18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ウィジェッタ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&quot;&quot;&quot;[&quot;&amp;[.B76]&amp;&quot;]&quot;&quot;&quot;" office:value-type="string" office:string-value="&quot;[ウィジェッタ]&quot;" calcext:value-type="string">
            <text:p>"[ウィジェッタ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19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ライナ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&quot;&quot;&quot;[&quot;&amp;[.B77]&amp;&quot;]&quot;&quot;&quot;" office:value-type="string" office:string-value="&quot;[アライナ]&quot;" calcext:value-type="string">
            <text:p>"[アライ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18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スティハイド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&quot;&quot;&quot;[&quot;&amp;[.B78]&amp;&quot;]&quot;&quot;&quot;" office:value-type="string" office:string-value="&quot;[ミスティハイド]&quot;" calcext:value-type="string">
            <text:p>"[ミスティハイ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18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グリット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&quot;&quot;&quot;[&quot;&amp;[.B79]&amp;&quot;]&quot;&quot;&quot;" office:value-type="string" office:string-value="&quot;[グリット]&quot;" calcext:value-type="string">
            <text:p>"[グリッ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17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ニィ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&quot;&quot;&quot;[&quot;&amp;[.B80]&amp;&quot;]&quot;&quot;&quot;" office:value-type="string" office:string-value="&quot;[エニィ]&quot;" calcext:value-type="string">
            <text:p>"[エニ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17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カ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&quot;&quot;&quot;[&quot;&amp;[.B81]&amp;&quot;]&quot;&quot;&quot;" office:value-type="string" office:string-value="&quot;[ルカ]&quot;" calcext:value-type="string">
            <text:p>"[ル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55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パニーラ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&quot;&quot;&quot;[&quot;&amp;[.B82]&amp;&quot;]&quot;&quot;&quot;" office:value-type="string" office:string-value="&quot;[パニーラ]&quot;" calcext:value-type="string">
            <text:p>"[パニー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55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.U.N.A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83]&amp;&quot;]&quot;&quot;&quot;" office:value-type="string" office:string-value="&quot;[Y.U.N.A]&quot;" calcext:value-type="string">
            <text:p>"[Y.U.N.A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91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ヤエ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84]&amp;&quot;]&quot;&quot;&quot;" office:value-type="string" office:string-value="&quot;[ヤエ]&quot;" calcext:value-type="string">
            <text:p>"[ヤ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91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ハツセ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85]&amp;&quot;]&quot;&quot;&quot;" office:value-type="string" office:string-value="&quot;[ハツセ]&quot;" calcext:value-type="string">
            <text:p>"[ハツセ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91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フウカ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86]&amp;&quot;]&quot;&quot;&quot;" office:value-type="string" office:string-value="&quot;[フウカ]&quot;" calcext:value-type="string">
            <text:p>"[フウ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91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ライ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87]&amp;&quot;]&quot;&quot;&quot;" office:value-type="string" office:string-value="&quot;[ミライ]&quot;" calcext:value-type="string">
            <text:p>"[ミライ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90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モモ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88]&amp;&quot;]&quot;&quot;&quot;" office:value-type="string" office:string-value="&quot;[スモモ]&quot;" calcext:value-type="string">
            <text:p>"[スモ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90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ハルヒコ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89]&amp;&quot;]&quot;&quot;&quot;" office:value-type="string" office:string-value="&quot;[ハルヒコ]&quot;" calcext:value-type="string">
            <text:p>"[ハルヒ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07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ヒサメ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90]&amp;&quot;]&quot;&quot;&quot;" office:value-type="string" office:string-value="&quot;[ヒサメ]&quot;" calcext:value-type="string">
            <text:p>"[ヒサメ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07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トゥーラ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&quot;&quot;&quot;[&quot;&amp;[.B91]&amp;&quot;]&quot;&quot;&quot;" office:value-type="string" office:string-value="&quot;[トゥーラ]&quot;" calcext:value-type="string">
            <text:p>"[トゥー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8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ディオ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&quot;&quot;&quot;[&quot;&amp;[.B92]&amp;&quot;]&quot;&quot;&quot;" office:value-type="string" office:string-value="&quot;[ルディオ]&quot;" calcext:value-type="string">
            <text:p>"[ルディ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83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イフウ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&quot;&quot;&quot;[&quot;&amp;[.B93]&amp;&quot;]&quot;&quot;&quot;" office:value-type="string" office:string-value="&quot;[メイフウ]&quot;" calcext:value-type="string">
            <text:p>"[メイフウ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82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ガトリン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&quot;&quot;&quot;[&quot;&amp;[.B94]&amp;&quot;]&quot;&quot;&quot;" office:value-type="string" office:string-value="&quot;[ガトリン]&quot;" calcext:value-type="string">
            <text:p>"[ガトリ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81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ダムザ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&quot;&quot;&quot;[&quot;&amp;[.B95]&amp;&quot;]&quot;&quot;&quot;" office:value-type="string" office:string-value="&quot;[ダムザ]&quot;" calcext:value-type="string">
            <text:p>"[ダムザ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82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エン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&quot;&quot;&quot;[&quot;&amp;[.B96]&amp;&quot;]&quot;&quot;&quot;" office:value-type="string" office:string-value="&quot;[リエン]&quot;" calcext:value-type="string">
            <text:p>"[リエ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82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テオドール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&quot;&quot;&quot;[&quot;&amp;[.B97]&amp;&quot;]&quot;&quot;&quot;" office:value-type="string" office:string-value="&quot;[テオドール]&quot;" calcext:value-type="string">
            <text:p>"[テオドー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70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ャロン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&quot;&quot;&quot;[&quot;&amp;[.B98]&amp;&quot;]&quot;&quot;&quot;" office:value-type="string" office:string-value="&quot;[シャロン]&quot;" calcext:value-type="string">
            <text:p>"[シャロ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70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ノイン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99]&amp;&quot;]&quot;&quot;&quot;" office:value-type="string" office:string-value="&quot;[ノイン]&quot;" calcext:value-type="string">
            <text:p>"[ノイ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54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ヒカリ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0]&amp;&quot;]&quot;&quot;&quot;" office:value-type="string" office:string-value="&quot;[ヒカリ]&quot;" calcext:value-type="string">
            <text:p>"[ヒカ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54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アラ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1]&amp;&quot;]&quot;&quot;&quot;" office:value-type="string" office:string-value="&quot;[リアラ]&quot;" calcext:value-type="string">
            <text:p>"[リア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55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レティア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2]&amp;&quot;]&quot;&quot;&quot;" office:value-type="string" office:string-value="&quot;[クレティア]&quot;" calcext:value-type="string">
            <text:p>"[クレティ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55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マーガレット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3]&amp;&quot;]&quot;&quot;&quot;" office:value-type="string" office:string-value="&quot;[マーガレット]&quot;" calcext:value-type="string">
            <text:p>"[マーガレッ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55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ソラナ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4]&amp;&quot;]&quot;&quot;&quot;" office:value-type="string" office:string-value="&quot;[ソラナ]&quot;" calcext:value-type="string">
            <text:p>"[ソラ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54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タ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5]&amp;&quot;]&quot;&quot;&quot;" office:value-type="string" office:string-value="&quot;[リタ]&quot;" calcext:value-type="string">
            <text:p>"[リタ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80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プリフィカ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6]&amp;&quot;]&quot;&quot;&quot;" office:value-type="string" office:string-value="&quot;[プリフィカ]&quot;" calcext:value-type="string">
            <text:p>"[プリフィ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76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ヴ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7]&amp;&quot;]&quot;&quot;&quot;" office:value-type="string" office:string-value="&quot;[イヴ]&quot;" calcext:value-type="string">
            <text:p>"[イヴ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81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ンゼ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8]&amp;&quot;]&quot;&quot;&quot;" office:value-type="string" office:string-value="&quot;[リンゼ]&quot;" calcext:value-type="string">
            <text:p>"[リン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oI2aq_card_1454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レガート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09]&amp;&quot;]&quot;&quot;&quot;" office:value-type="string" office:string-value="&quot;[レガート]&quot;" calcext:value-type="string">
            <text:p>"[レガー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69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ザッハ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0]&amp;&quot;]&quot;&quot;&quot;" office:value-type="string" office:string-value="&quot;[ザッハ]&quot;" calcext:value-type="string">
            <text:p>"[ザッハ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69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ネバ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1]&amp;&quot;]&quot;&quot;&quot;" office:value-type="string" office:string-value="&quot;[ミネバ]&quot;" calcext:value-type="string">
            <text:p>"[ミネバ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69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バス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2]&amp;&quot;]&quot;&quot;&quot;" office:value-type="string" office:string-value="&quot;[バス]&quot;" calcext:value-type="string">
            <text:p>"[バ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ャンユン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3]&amp;&quot;]&quot;&quot;&quot;" office:value-type="string" office:string-value="&quot;[シャンユン]&quot;" calcext:value-type="string">
            <text:p>"[シャンユ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ゼリィ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4]&amp;&quot;]&quot;&quot;&quot;" office:value-type="string" office:string-value="&quot;[ゼリィ]&quot;" calcext:value-type="string">
            <text:p>"[ゼリ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ーチャ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5]&amp;&quot;]&quot;&quot;&quot;" office:value-type="string" office:string-value="&quot;[スーチャ]&quot;" calcext:value-type="string">
            <text:p>"[スーチ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ロエ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6]&amp;&quot;]&quot;&quot;&quot;" office:value-type="string" office:string-value="&quot;[クロエ]&quot;" calcext:value-type="string">
            <text:p>"[クロ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ウォルバ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7]&amp;&quot;]&quot;&quot;&quot;" office:value-type="string" office:string-value="&quot;[ウォルバ]&quot;" calcext:value-type="string">
            <text:p>"[ウォルバ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ザノガラッゾ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8]&amp;&quot;]&quot;&quot;&quot;" office:value-type="string" office:string-value="&quot;[ザノガラッゾ]&quot;" calcext:value-type="string">
            <text:p>"[ザノガラッゾ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シュトナーザ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9]&amp;&quot;]&quot;&quot;&quot;" office:value-type="string" office:string-value="&quot;[ヴシュトナーザ]&quot;" calcext:value-type="string">
            <text:p>"[ヴシュトナーザ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3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ケル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20]&amp;&quot;]&quot;&quot;&quot;" office:value-type="string" office:string-value="&quot;[イケル]&quot;" calcext:value-type="string">
            <text:p>"[イケ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5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デレード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21]&amp;&quot;]&quot;&quot;&quot;" office:value-type="string" office:string-value="&quot;[アデレード]&quot;" calcext:value-type="string">
            <text:p>"[アデレー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4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ティカ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22]&amp;&quot;]&quot;&quot;&quot;" office:value-type="string" office:string-value="&quot;[リティカ]&quot;" calcext:value-type="string">
            <text:p>"[リティ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5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マイヤ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23]&amp;&quot;]&quot;&quot;&quot;" office:value-type="string" office:string-value="&quot;[アマイヤ]&quot;" calcext:value-type="string">
            <text:p>"[アマイヤ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5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パメラ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24]&amp;&quot;]&quot;&quot;&quot;" office:value-type="string" office:string-value="&quot;[パメラ]&quot;" calcext:value-type="string">
            <text:p>"[パメ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モリア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&quot;&quot;&quot;[&quot;&amp;[.B125]&amp;&quot;]&quot;&quot;&quot;" office:value-type="string" office:string-value="&quot;[メモリア]&quot;" calcext:value-type="string">
            <text:p>"[メモリ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24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イ(金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&quot;&quot;&quot;[&quot;&amp;[.B126]&amp;&quot;]&quot;&quot;&quot;" office:value-type="string" office:string-value="&quot;[アイ(金)]&quot;" calcext:value-type="string">
            <text:p>"[アイ(金)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25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イ(銀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&quot;&quot;&quot;[&quot;&amp;[.B127]&amp;&quot;]&quot;&quot;&quot;" office:value-type="string" office:string-value="&quot;[アイ(銀)]&quot;" calcext:value-type="string">
            <text:p>"[アイ(銀)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26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ティシカ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&quot;&quot;&quot;[&quot;&amp;[.B128]&amp;&quot;]&quot;&quot;&quot;" office:value-type="string" office:string-value="&quot;[ティシカ]&quot;" calcext:value-type="string">
            <text:p>"[ティシ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25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ーデ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&quot;&quot;&quot;[&quot;&amp;[.B129]&amp;&quot;]&quot;&quot;&quot;" office:value-type="string" office:string-value="&quot;[アーデ]&quot;" calcext:value-type="string">
            <text:p>"[アーデ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24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ゼドー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&quot;&quot;&quot;[&quot;&amp;[.B130]&amp;&quot;]&quot;&quot;&quot;" office:value-type="string" office:string-value="&quot;[ゼドー]&quot;" calcext:value-type="string">
            <text:p>"[ゼド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25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ストワーレ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formula="of:=&quot;&quot;&quot;[&quot;&amp;[.B131]&amp;&quot;]&quot;&quot;&quot;" office:value-type="string" office:string-value="&quot;[イストワーレ]&quot;" calcext:value-type="string">
            <text:p>"[イストワーレ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ロノワ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formula="of:=&quot;&quot;&quot;[&quot;&amp;[.B132]&amp;&quot;]&quot;&quot;&quot;" office:value-type="string" office:string-value="&quot;[クロノワ]&quot;" calcext:value-type="string">
            <text:p>"[クロノワ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2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プリュム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formula="of:=&quot;&quot;&quot;[&quot;&amp;[.B133]&amp;&quot;]&quot;&quot;&quot;" office:value-type="string" office:string-value="&quot;[プリュム]&quot;" calcext:value-type="string">
            <text:p>"[プリュム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2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ティース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formula="of:=&quot;&quot;&quot;[&quot;&amp;[.B134]&amp;&quot;]&quot;&quot;&quot;" office:value-type="string" office:string-value="&quot;[メティース]&quot;" calcext:value-type="string">
            <text:p>"[メティー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2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トート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formula="of:=&quot;&quot;&quot;[&quot;&amp;[.B135]&amp;&quot;]&quot;&quot;&quot;" office:value-type="string" office:string-value="&quot;[トート]&quot;" calcext:value-type="string">
            <text:p>"[トー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13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ツツジ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&quot;&quot;&quot;[&quot;&amp;[.B136]&amp;&quot;]&quot;&quot;&quot;" office:value-type="string" office:string-value="&quot;[ツツジ]&quot;" calcext:value-type="string">
            <text:p>"[ツツジ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19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ヤヤコ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&quot;&quot;&quot;[&quot;&amp;[.B137]&amp;&quot;]&quot;&quot;&quot;" office:value-type="string" office:string-value="&quot;[ヤヤコ]&quot;" calcext:value-type="string">
            <text:p>"[ヤヤ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19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マツリ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&quot;&quot;&quot;[&quot;&amp;[.B138]&amp;&quot;]&quot;&quot;&quot;" office:value-type="string" office:string-value="&quot;[マツリ]&quot;" calcext:value-type="string">
            <text:p>"[マツ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19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フィオナ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&quot;&quot;&quot;[&quot;&amp;[.B139]&amp;&quot;]&quot;&quot;&quot;" office:value-type="string" office:string-value="&quot;[フィオナ]&quot;" calcext:value-type="string">
            <text:p>"[フィオ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19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キャナル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0]&amp;&quot;]&quot;&quot;&quot;" office:value-type="string" office:string-value="&quot;[キャナル]&quot;" calcext:value-type="string">
            <text:p>"[キャナ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7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ラリア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1]&amp;&quot;]&quot;&quot;&quot;" office:value-type="string" office:string-value="&quot;[クラリア]&quot;" calcext:value-type="string">
            <text:p>"[クラリ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8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ケーニギン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2]&amp;&quot;]&quot;&quot;&quot;" office:value-type="string" office:string-value="&quot;[ケーニギン]&quot;" calcext:value-type="string">
            <text:p>"[ケーニギ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59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ジーク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3]&amp;&quot;]&quot;&quot;&quot;" office:value-type="string" office:string-value="&quot;[ジーク]&quot;" calcext:value-type="string">
            <text:p>"[ジーク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31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ディートリヒ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4]&amp;&quot;]&quot;&quot;&quot;" office:value-type="string" office:string-value="&quot;[ディートリヒ]&quot;" calcext:value-type="string">
            <text:p>"[ディートリヒ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6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フェリクス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5]&amp;&quot;]&quot;&quot;&quot;" office:value-type="string" office:string-value="&quot;[フェリクス]&quot;" calcext:value-type="string">
            <text:p>"[フェリク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03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プルミエ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6]&amp;&quot;]&quot;&quot;&quot;" office:value-type="string" office:string-value="&quot;[プルミエ]&quot;" calcext:value-type="string">
            <text:p>"[プルミ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8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ライサ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7]&amp;&quot;]&quot;&quot;&quot;" office:value-type="string" office:string-value="&quot;[ライサ]&quot;" calcext:value-type="string">
            <text:p>"[ライサ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7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クシス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8]&amp;&quot;]&quot;&quot;&quot;" office:value-type="string" office:string-value="&quot;[リクシス]&quot;" calcext:value-type="string">
            <text:p>"[リクシ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09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ヴァル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9]&amp;&quot;]&quot;&quot;&quot;" office:value-type="string" office:string-value="&quot;[ルヴァル]&quot;" calcext:value-type="string">
            <text:p>"[ルヴァ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8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レベッカ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50]&amp;&quot;]&quot;&quot;&quot;" office:value-type="string" office:string-value="&quot;[レベッカ]&quot;" calcext:value-type="string">
            <text:p>"[レベッ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04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ロレッティ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51]&amp;&quot;]&quot;&quot;&quot;" office:value-type="string" office:string-value="&quot;[ロレッティ]&quot;" calcext:value-type="string">
            <text:p>"[ロレッテ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59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ローヴィ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52]&amp;&quot;]&quot;&quot;&quot;" office:value-type="string" office:string-value="&quot;[ローヴィ]&quot;" calcext:value-type="string">
            <text:p>"[ローヴ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7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ィラム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53]&amp;&quot;]&quot;&quot;&quot;" office:value-type="string" office:string-value="&quot;[ヴィラム]&quot;" calcext:value-type="string">
            <text:p>"[ヴィラム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9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UMIU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54]&amp;&quot;]&quot;&quot;&quot;" office:value-type="string" office:string-value="&quot;[MIUMIU]&quot;" calcext:value-type="string">
            <text:p>"[MIUMIU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4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ーシア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55]&amp;&quot;]&quot;&quot;&quot;" office:value-type="string" office:string-value="&quot;[アーシア]&quot;" calcext:value-type="string">
            <text:p>"[アーシ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4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マ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56]&amp;&quot;]&quot;&quot;&quot;" office:value-type="string" office:string-value="&quot;[エマ]&quot;" calcext:value-type="string">
            <text:p>"[エマ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20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ミリア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57]&amp;&quot;]&quot;&quot;&quot;" office:value-type="string" office:string-value="&quot;[エミリア]&quot;" calcext:value-type="string">
            <text:p>"[エミリ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4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カエデ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58]&amp;&quot;]&quot;&quot;&quot;" office:value-type="string" office:string-value="&quot;[カエデ]&quot;" calcext:value-type="string">
            <text:p>"[カエデ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4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ャーリー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59]&amp;&quot;]&quot;&quot;&quot;" office:value-type="string" office:string-value="&quot;[シャーリー]&quot;" calcext:value-type="string">
            <text:p>"[シャーリ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4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ニコラ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0]&amp;&quot;]&quot;&quot;&quot;" office:value-type="string" office:string-value="&quot;[ニコラ]&quot;" calcext:value-type="string">
            <text:p>"[ニコ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4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ンカ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1]&amp;&quot;]&quot;&quot;&quot;" office:value-type="string" office:string-value="&quot;[リンカ]&quot;" calcext:value-type="string">
            <text:p>"[リン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3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ォルフ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2]&amp;&quot;]&quot;&quot;&quot;" office:value-type="string" office:string-value="&quot;[ヴォルフ]&quot;" calcext:value-type="string">
            <text:p>"[ヴォルフ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4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ツキ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3]&amp;&quot;]&quot;&quot;&quot;" office:value-type="string" office:string-value="&quot;[イツキ]&quot;" calcext:value-type="string">
            <text:p>"[イツ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3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メリー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4]&amp;&quot;]&quot;&quot;&quot;" office:value-type="string" office:string-value="&quot;[アメリー]&quot;" calcext:value-type="string">
            <text:p>"[アメリ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8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ヒビキ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5]&amp;&quot;]&quot;&quot;&quot;" office:value-type="string" office:string-value="&quot;[ヒビキ]&quot;" calcext:value-type="string">
            <text:p>"[ヒビ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8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サユリ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6]&amp;&quot;]&quot;&quot;&quot;" office:value-type="string" office:string-value="&quot;[サユリ]&quot;" calcext:value-type="string">
            <text:p>"[サユ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8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ダンケル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7]&amp;&quot;]&quot;&quot;&quot;" office:value-type="string" office:string-value="&quot;[ダンケル]&quot;" calcext:value-type="string">
            <text:p>"[ダンケ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7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ムベル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8]&amp;&quot;]&quot;&quot;&quot;" office:value-type="string" office:string-value="&quot;[アムベル]&quot;" calcext:value-type="string">
            <text:p>"[アムベ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7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ラギト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&quot;&quot;&quot;[&quot;&amp;[.B169]&amp;&quot;]&quot;&quot;&quot;" office:value-type="string" office:string-value="&quot;[ラギト]&quot;" calcext:value-type="string">
            <text:p>"[ラギ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5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リ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&quot;&quot;&quot;[&quot;&amp;[.B170]&amp;&quot;]&quot;&quot;&quot;" office:value-type="string" office:string-value="&quot;[ミリィ]&quot;" calcext:value-type="string">
            <text:p>"[ミリ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6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コピシュ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&quot;&quot;&quot;[&quot;&amp;[.B171]&amp;&quot;]&quot;&quot;&quot;" office:value-type="string" office:string-value="&quot;[コピシュ]&quot;" calcext:value-type="string">
            <text:p>"[コピシュ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5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ゼラード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&quot;&quot;&quot;[&quot;&amp;[.B172]&amp;&quot;]&quot;&quot;&quot;" office:value-type="string" office:string-value="&quot;[ゼラード]&quot;" calcext:value-type="string">
            <text:p>"[ゼラー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5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レッジ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&quot;&quot;&quot;[&quot;&amp;[.B173]&amp;&quot;]&quot;&quot;&quot;" office:value-type="string" office:string-value="&quot;[レッジ]&quot;" calcext:value-type="string">
            <text:p>"[レッジ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6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フィル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&quot;&quot;&quot;[&quot;&amp;[.B174]&amp;&quot;]&quot;&quot;&quot;" office:value-type="string" office:string-value="&quot;[リフィル]&quot;" calcext:value-type="string">
            <text:p>"[リフィ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4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リアゲハ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&quot;&quot;&quot;[&quot;&amp;[.B175]&amp;&quot;]&quot;&quot;&quot;" office:value-type="string" office:string-value="&quot;[ルリアゲハ]&quot;" calcext:value-type="string">
            <text:p>"[ルリアゲハ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4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ルティミシア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76]&amp;&quot;]&quot;&quot;&quot;" office:value-type="string" office:string-value="&quot;[アルティミシア]&quot;" calcext:value-type="string">
            <text:p>"[アルティミシ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63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トワール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77]&amp;&quot;]&quot;&quot;&quot;" office:value-type="string" office:string-value="&quot;[エトワール]&quot;" calcext:value-type="string">
            <text:p>"[エトワー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439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キュウマ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78]&amp;&quot;]&quot;&quot;&quot;" office:value-type="string" office:string-value="&quot;[キュウマ]&quot;" calcext:value-type="string">
            <text:p>"[キュウマ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64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コノハ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79]&amp;&quot;]&quot;&quot;&quot;" office:value-type="string" office:string-value="&quot;[コノハ]&quot;" calcext:value-type="string">
            <text:p>"[コノハ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81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ジェスロ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0]&amp;&quot;]&quot;&quot;&quot;" office:value-type="string" office:string-value="&quot;[ジェスロ]&quot;" calcext:value-type="string">
            <text:p>"[ジェス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2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オウ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1]&amp;&quot;]&quot;&quot;&quot;" office:value-type="string" office:string-value="&quot;[スオウ]&quot;" calcext:value-type="string">
            <text:p>"[スオウ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1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セイ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2]&amp;&quot;]&quot;&quot;&quot;" office:value-type="string" office:string-value="&quot;[セイ]&quot;" calcext:value-type="string">
            <text:p>"[セイ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1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ツクヨ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3]&amp;&quot;]&quot;&quot;&quot;" office:value-type="string" office:string-value="&quot;[ツクヨ]&quot;" calcext:value-type="string">
            <text:p>"[ツク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81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ツバキ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4]&amp;&quot;]&quot;&quot;&quot;" office:value-type="string" office:string-value="&quot;[ツバキ]&quot;" calcext:value-type="string">
            <text:p>"[ツバ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63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トウマ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5]&amp;&quot;]&quot;&quot;&quot;" office:value-type="string" office:string-value="&quot;[トウマ]&quot;" calcext:value-type="string">
            <text:p>"[トウマ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13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トミ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6]&amp;&quot;]&quot;&quot;&quot;" office:value-type="string" office:string-value="&quot;[トミ]&quot;" calcext:value-type="string">
            <text:p>"[トミ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80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ハヅキ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7]&amp;&quot;]&quot;&quot;&quot;" office:value-type="string" office:string-value="&quot;[ハヅキ]&quot;" calcext:value-type="string">
            <text:p>"[ハヅ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64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マトイ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8]&amp;&quot;]&quot;&quot;&quot;" office:value-type="string" office:string-value="&quot;[マトイ]&quot;" calcext:value-type="string">
            <text:p>"[マトイ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80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マリナ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9]&amp;&quot;]&quot;&quot;&quot;" office:value-type="string" office:string-value="&quot;[マリナ]&quot;" calcext:value-type="string">
            <text:p>"[マリ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1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コト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0]&amp;&quot;]&quot;&quot;&quot;" office:value-type="string" office:string-value="&quot;[ミコト]&quot;" calcext:value-type="string">
            <text:p>"[ミコ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63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リエル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1]&amp;&quot;]&quot;&quot;&quot;" office:value-type="string" office:string-value="&quot;[メリエル]&quot;" calcext:value-type="string">
            <text:p>"[メリエ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87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キリエ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2]&amp;&quot;]&quot;&quot;&quot;" office:value-type="string" office:string-value="&quot;[キリエ]&quot;" calcext:value-type="string">
            <text:p>"[キリ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421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ユウギリ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3]&amp;&quot;]&quot;&quot;&quot;" office:value-type="string" office:string-value="&quot;[ユウギリ]&quot;" calcext:value-type="string">
            <text:p>"[ユウギ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4ripe_card_1317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サクト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4]&amp;&quot;]&quot;&quot;&quot;" office:value-type="string" office:string-value="&quot;[サクト]&quot;" calcext:value-type="string">
            <text:p>"[サク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4ripe_card_1317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ヤツグ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5]&amp;&quot;]&quot;&quot;&quot;" office:value-type="string" office:string-value="&quot;[アヤツグ]&quot;" calcext:value-type="string">
            <text:p>"[アヤツグ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4ripe_card_1316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カリ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6]&amp;&quot;]&quot;&quot;&quot;" office:value-type="string" office:string-value="&quot;[アカリ]&quot;" calcext:value-type="string">
            <text:p>"[アカ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6jkA1x_card_1484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ヨミ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7]&amp;&quot;]&quot;&quot;&quot;" office:value-type="string" office:string-value="&quot;[ヨミチ]&quot;" calcext:value-type="string">
            <text:p>"[ヨミチ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6jkA1x_card_1484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オ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8]&amp;&quot;]&quot;&quot;&quot;" office:value-type="string" office:string-value="&quot;[ミオ]&quot;" calcext:value-type="string">
            <text:p>"[ミ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4ripe_card_1316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ルドベリク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199]&amp;&quot;]&quot;&quot;&quot;" office:value-type="string" office:string-value="&quot;[アルドベリク]&quot;" calcext:value-type="string">
            <text:p>"[アルドベリク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86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ザーク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200]&amp;&quot;]&quot;&quot;&quot;" office:value-type="string" office:string-value="&quot;[イザーク]&quot;" calcext:value-type="string">
            <text:p>"[イザーク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87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ィントゥス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201]&amp;&quot;]&quot;&quot;&quot;" office:value-type="string" office:string-value="&quot;[クィントゥス]&quot;" calcext:value-type="string">
            <text:p>"[クィントゥ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64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リネア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202]&amp;&quot;]&quot;&quot;&quot;" office:value-type="string" office:string-value="&quot;[クリネア]&quot;" calcext:value-type="string">
            <text:p>"[クリネ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88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ミラル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203]&amp;&quot;]&quot;&quot;&quot;" office:value-type="string" office:string-value="&quot;[シミラル]&quot;" calcext:value-type="string">
            <text:p>"[シミラ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12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カエラ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204]&amp;&quot;]&quot;&quot;&quot;" office:value-type="string" office:string-value="&quot;[ミカエラ]&quot;" calcext:value-type="string">
            <text:p>"[ミカエ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87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シエラ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205]&amp;&quot;]&quot;&quot;&quot;" office:value-type="string" office:string-value="&quot;[ルシエラ]&quot;" calcext:value-type="string">
            <text:p>"[ルシエ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87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ェレフキナ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206]&amp;&quot;]&quot;&quot;&quot;" office:value-type="string" office:string-value="&quot;[ヴェレフキナ]&quot;" calcext:value-type="string">
            <text:p>"[ヴェレフキ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1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ベアード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07]&amp;&quot;]&quot;&quot;&quot;" office:value-type="string" office:string-value="&quot;[ベアード]&quot;" calcext:value-type="string">
            <text:p>"[ベアー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33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ネーロ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08]&amp;&quot;]&quot;&quot;&quot;" office:value-type="string" office:string-value="&quot;[アネーロ]&quot;" calcext:value-type="string">
            <text:p>"[アネー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33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ブレド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09]&amp;&quot;]&quot;&quot;&quot;" office:value-type="string" office:string-value="&quot;[ブレド]&quot;" calcext:value-type="string">
            <text:p>"[ブレ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33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カルテロ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0]&amp;&quot;]&quot;&quot;&quot;" office:value-type="string" office:string-value="&quot;[カルテロ]&quot;" calcext:value-type="string">
            <text:p>"[カルテ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33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グス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1]&amp;&quot;]&quot;&quot;&quot;" office:value-type="string" office:string-value="&quot;[リグス]&quot;" calcext:value-type="string">
            <text:p>"[リグ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27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ナルナ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2]&amp;&quot;]&quot;&quot;&quot;" office:value-type="string" office:string-value="&quot;[ナルナ]&quot;" calcext:value-type="string">
            <text:p>"[ナル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27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ロニール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3]&amp;&quot;]&quot;&quot;&quot;" office:value-type="string" office:string-value="&quot;[ロニール]&quot;" calcext:value-type="string">
            <text:p>"[ロニー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28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ヤネット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4]&amp;&quot;]&quot;&quot;&quot;" office:value-type="string" office:string-value="&quot;[ヤネット]&quot;" calcext:value-type="string">
            <text:p>"[ヤネッ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27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フェル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5]&amp;&quot;]&quot;&quot;&quot;" office:value-type="string" office:string-value="&quot;[フェルチ]&quot;" calcext:value-type="string">
            <text:p>"[フェルチ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26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ファム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6]&amp;&quot;]&quot;&quot;&quot;" office:value-type="string" office:string-value="&quot;[ファム]&quot;" calcext:value-type="string">
            <text:p>"[ファム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26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ィル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7]&amp;&quot;]&quot;&quot;&quot;" office:value-type="string" office:string-value="&quot;[リィル]&quot;" calcext:value-type="string">
            <text:p>"[リィ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364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テルネ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8]&amp;&quot;]&quot;&quot;&quot;" office:value-type="string" office:string-value="&quot;[エテルネ]&quot;" calcext:value-type="string">
            <text:p>"[エテルネ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363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ステラ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&quot;&quot;&quot;[&quot;&amp;[.B219]&amp;&quot;]&quot;&quot;&quot;" office:value-type="string" office:string-value="&quot;[アステラ]&quot;" calcext:value-type="string">
            <text:p>"[アステ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MIjw4_card_1413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カイン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&quot;&quot;&quot;[&quot;&amp;[.B220]&amp;&quot;]&quot;&quot;&quot;" office:value-type="string" office:string-value="&quot;[カイン]&quot;" calcext:value-type="string">
            <text:p>"[カイ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77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カルム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&quot;&quot;&quot;[&quot;&amp;[.B221]&amp;&quot;]&quot;&quot;&quot;" office:value-type="string" office:string-value="&quot;[カルム]&quot;" calcext:value-type="string">
            <text:p>"[カルム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76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テルミド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&quot;&quot;&quot;[&quot;&amp;[.B222]&amp;&quot;]&quot;&quot;&quot;" office:value-type="string" office:string-value="&quot;[テルミド]&quot;" calcext:value-type="string">
            <text:p>"[テルミ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77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ニティア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&quot;&quot;&quot;[&quot;&amp;[.B223]&amp;&quot;]&quot;&quot;&quot;" office:value-type="string" office:string-value="&quot;[ニティア]&quot;" calcext:value-type="string">
            <text:p>"[ニティ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77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ニレイヌ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&quot;&quot;&quot;[&quot;&amp;[.B224]&amp;&quot;]&quot;&quot;&quot;" office:value-type="string" office:string-value="&quot;[ニレイヌ]&quot;" calcext:value-type="string">
            <text:p>"[ニレイヌ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77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ルドレッド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&quot;&quot;&quot;[&quot;&amp;[.B225]&amp;&quot;]&quot;&quot;&quot;" office:value-type="string" office:string-value="&quot;[ミルドレッド]&quot;" calcext:value-type="string">
            <text:p>"[ミルドレッ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29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マカド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26]&amp;&quot;]&quot;&quot;&quot;" office:value-type="string" office:string-value="&quot;[アマカド]&quot;" calcext:value-type="string">
            <text:p>"[アマカ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6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ガンド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27]&amp;&quot;]&quot;&quot;&quot;" office:value-type="string" office:string-value="&quot;[ガンドゥ]&quot;" calcext:value-type="string">
            <text:p>"[ガンドゥ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6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ゲルデハイラ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28]&amp;&quot;]&quot;&quot;&quot;" office:value-type="string" office:string-value="&quot;[ゲルデハイラ]&quot;" calcext:value-type="string">
            <text:p>"[ゲルデハイ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6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ジミー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29]&amp;&quot;]&quot;&quot;&quot;" office:value-type="string" office:string-value="&quot;[ジミー]&quot;" calcext:value-type="string">
            <text:p>"[ジミ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6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シュタル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0]&amp;&quot;]&quot;&quot;&quot;" office:value-type="string" office:string-value="&quot;[アシュタル]&quot;" calcext:value-type="string">
            <text:p>"[アシュタ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8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ミア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1]&amp;&quot;]&quot;&quot;&quot;" office:value-type="string" office:string-value="&quot;[ルミア]&quot;" calcext:value-type="string">
            <text:p>"[ルミ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9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リオテス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2]&amp;&quot;]&quot;&quot;&quot;" office:value-type="string" office:string-value="&quot;[アリオテス]&quot;" calcext:value-type="string">
            <text:p>"[アリオテ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86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ーサー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3]&amp;&quot;]&quot;&quot;&quot;" office:value-type="string" office:string-value="&quot;[アーサー]&quot;" calcext:value-type="string">
            <text:p>"[アーサ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87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オリアンヌ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4]&amp;&quot;]&quot;&quot;&quot;" office:value-type="string" office:string-value="&quot;[オリアンヌ]&quot;" calcext:value-type="string">
            <text:p>"[オリアンヌ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88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カノン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5]&amp;&quot;]&quot;&quot;&quot;" office:value-type="string" office:string-value="&quot;[カノン]&quot;" calcext:value-type="string">
            <text:p>"[カノ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8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セリアル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6]&amp;&quot;]&quot;&quot;&quot;" office:value-type="string" office:string-value="&quot;[セリアル]&quot;" calcext:value-type="string">
            <text:p>"[セリア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8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ハクア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7]&amp;&quot;]&quot;&quot;&quot;" office:value-type="string" office:string-value="&quot;[ハクア]&quot;" calcext:value-type="string">
            <text:p>"[ハク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7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マイア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8]&amp;&quot;]&quot;&quot;&quot;" office:value-type="string" office:string-value="&quot;[マイア]&quot;" calcext:value-type="string">
            <text:p>"[マイ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32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ヴェータ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9]&amp;&quot;]&quot;&quot;&quot;" office:value-type="string" office:string-value="&quot;[リヴェータ]&quot;" calcext:value-type="string">
            <text:p>"[リヴェータ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7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ドヴィカ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40]&amp;&quot;]&quot;&quot;&quot;" office:value-type="string" office:string-value="&quot;[ルドヴィカ]&quot;" calcext:value-type="string">
            <text:p>"[ルドヴィ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7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サギ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1]&amp;&quot;]&quot;&quot;&quot;" office:value-type="string" office:string-value="&quot;[アサギ]&quot;" calcext:value-type="string">
            <text:p>"[アサギ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95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ッカ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2]&amp;&quot;]&quot;&quot;&quot;" office:value-type="string" office:string-value="&quot;[アッカ]&quot;" calcext:value-type="string">
            <text:p>"[アッ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29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トヤ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3]&amp;&quot;]&quot;&quot;&quot;" office:value-type="string" office:string-value="&quot;[アトヤ]&quot;" calcext:value-type="string">
            <text:p>"[アトヤ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95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コベニ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4]&amp;&quot;]&quot;&quot;&quot;" office:value-type="string" office:string-value="&quot;[コベニ]&quot;" calcext:value-type="string">
            <text:p>"[コベニ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96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キワム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5]&amp;&quot;]&quot;&quot;&quot;" office:value-type="string" office:string-value="&quot;[キワム]&quot;" calcext:value-type="string">
            <text:p>"[キワム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94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ミオ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6]&amp;&quot;]&quot;&quot;&quot;" office:value-type="string" office:string-value="&quot;[スミオ]&quot;" calcext:value-type="string">
            <text:p>"[スミ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28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トキオ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7]&amp;&quot;]&quot;&quot;&quot;" office:value-type="string" office:string-value="&quot;[トキオ]&quot;" calcext:value-type="string">
            <text:p>"[トキ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29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ュール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8]&amp;&quot;]&quot;&quot;&quot;" office:value-type="string" office:string-value="&quot;[ミュール]&quot;" calcext:value-type="string">
            <text:p>"[ミュー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95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ヤチヨ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9]&amp;&quot;]&quot;&quot;&quot;" office:value-type="string" office:string-value="&quot;[ヤチヨ]&quot;" calcext:value-type="string">
            <text:p>"[ヤチ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29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タイシ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50]&amp;&quot;]&quot;&quot;&quot;" office:value-type="string" office:string-value="&quot;[タイシ]&quot;" calcext:value-type="string">
            <text:p>"[タイシ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66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テーラ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51]&amp;&quot;]&quot;&quot;&quot;" office:value-type="string" office:string-value="&quot;[テーラ]&quot;" calcext:value-type="string">
            <text:p>"[テー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65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ピリア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52]&amp;&quot;]&quot;&quot;&quot;" office:value-type="string" office:string-value="&quot;[ピリア]&quot;" calcext:value-type="string">
            <text:p>"[ピリ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65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ファルサ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53]&amp;&quot;]&quot;&quot;&quot;" office:value-type="string" office:string-value="&quot;[ファルサ]&quot;" calcext:value-type="string">
            <text:p>"[ファルサ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66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レグル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54]&amp;&quot;]&quot;&quot;&quot;" office:value-type="string" office:string-value="&quot;[レグル]&quot;" calcext:value-type="string">
            <text:p>"[レグ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65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ァレウス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55]&amp;&quot;]&quot;&quot;&quot;" office:value-type="string" office:string-value="&quot;[ヴァレウス]&quot;" calcext:value-type="string">
            <text:p>"[ヴァレウ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65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ーニア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&quot;&quot;&quot;[&quot;&amp;[.B256]&amp;&quot;]&quot;&quot;&quot;" office:value-type="string" office:string-value="&quot;[イーニア]&quot;" calcext:value-type="string">
            <text:p>"[イーニ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43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リエッタ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&quot;&quot;&quot;[&quot;&amp;[.B257]&amp;&quot;]&quot;&quot;&quot;" office:value-type="string" office:string-value="&quot;[アリエッタ]&quot;" calcext:value-type="string">
            <text:p>"[アリエッタ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36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リス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&quot;&quot;&quot;[&quot;&amp;[.B258]&amp;&quot;]&quot;&quot;&quot;" office:value-type="string" office:string-value="&quot;[エリス]&quot;" calcext:value-type="string">
            <text:p>"[エリ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37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ソフィ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&quot;&quot;&quot;[&quot;&amp;[.B259]&amp;&quot;]&quot;&quot;&quot;" office:value-type="string" office:string-value="&quot;[ソフィ]&quot;" calcext:value-type="string">
            <text:p>"[ソフ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36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レナ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&quot;&quot;&quot;[&quot;&amp;[.B260]&amp;&quot;]&quot;&quot;&quot;" office:value-type="string" office:string-value="&quot;[レナ]&quot;" calcext:value-type="string">
            <text:p>"[レ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37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ル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&quot;&quot;&quot;[&quot;&amp;[.B261]&amp;&quot;]&quot;&quot;&quot;" office:value-type="string" office:string-value="&quot;[リルム]&quot;" calcext:value-type="string">
            <text:p>"[リルム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36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ウラ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&quot;&quot;&quot;[&quot;&amp;[.B262]&amp;&quot;]&quot;&quot;&quot;" office:value-type="string" office:string-value="&quot;[アウラ]&quot;" calcext:value-type="string">
            <text:p>"[アウ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0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ヴィン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&quot;&quot;&quot;[&quot;&amp;[.B263]&amp;&quot;]&quot;&quot;&quot;" office:value-type="string" office:string-value="&quot;[アヴィン]&quot;" calcext:value-type="string">
            <text:p>"[アヴィ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0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オン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&quot;&quot;&quot;[&quot;&amp;[.B264]&amp;&quot;]&quot;&quot;&quot;" office:value-type="string" office:string-value="&quot;[クオン]&quot;" calcext:value-type="string">
            <text:p>"[クオ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3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ルベル(大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&quot;&quot;&quot;[&quot;&amp;[.B265]&amp;&quot;]&quot;&quot;&quot;" office:value-type="string" office:string-value="&quot;[ルルベル(大)]&quot;" calcext:value-type="string">
            <text:p>"[ルルベル(大)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1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テイシー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&quot;&quot;&quot;[&quot;&amp;[.B266]&amp;&quot;]&quot;&quot;&quot;" office:value-type="string" office:string-value="&quot;[ステイシー]&quot;" calcext:value-type="string">
            <text:p>"[ステイシ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88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セリーヌ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&quot;&quot;&quot;[&quot;&amp;[.B267]&amp;&quot;]&quot;&quot;&quot;" office:value-type="string" office:string-value="&quot;[セリーヌ]&quot;" calcext:value-type="string">
            <text:p>"[セリーヌ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87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リス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&quot;&quot;&quot;[&quot;&amp;[.B268]&amp;&quot;]&quot;&quot;&quot;" office:value-type="string" office:string-value="&quot;[アリス]&quot;" calcext:value-type="string">
            <text:p>"[アリ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87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ダム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&quot;&quot;&quot;[&quot;&amp;[.B269]&amp;&quot;]&quot;&quot;&quot;" office:value-type="string" office:string-value="&quot;[ダム]&quot;" calcext:value-type="string">
            <text:p>"[ダム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426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ディ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&quot;&quot;&quot;[&quot;&amp;[.B270]&amp;&quot;]&quot;&quot;&quot;" office:value-type="string" office:string-value="&quot;[ディー]&quot;" calcext:value-type="string">
            <text:p>"[ディ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426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レーナ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&quot;&quot;&quot;[&quot;&amp;[.B271]&amp;&quot;]&quot;&quot;&quot;" office:value-type="string" office:string-value="&quot;[イレーナ]&quot;" calcext:value-type="string">
            <text:p>"[イレー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88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ユッカ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&quot;&quot;&quot;[&quot;&amp;[.B272]&amp;&quot;]&quot;&quot;&quot;" office:value-type="string" office:string-value="&quot;[ユッカ]&quot;" calcext:value-type="string">
            <text:p>"[ユッ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40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セティエ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&quot;&quot;&quot;[&quot;&amp;[.B273]&amp;&quot;]&quot;&quot;&quot;" office:value-type="string" office:string-value="&quot;[セティエ]&quot;" calcext:value-type="string">
            <text:p>"[セティ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83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ーディス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&quot;&quot;&quot;[&quot;&amp;[.B274]&amp;&quot;]&quot;&quot;&quot;" office:value-type="string" office:string-value="&quot;[イーディス]&quot;" calcext:value-type="string">
            <text:p>"[イーディ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02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ウリシラ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&quot;&quot;&quot;[&quot;&amp;[.B275]&amp;&quot;]&quot;&quot;&quot;" office:value-type="string" office:string-value="&quot;[ウリシラ]&quot;" calcext:value-type="string">
            <text:p>"[ウリシ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01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レイン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&quot;&quot;&quot;[&quot;&amp;[.B276]&amp;&quot;]&quot;&quot;&quot;" office:value-type="string" office:string-value="&quot;[エレイン]&quot;" calcext:value-type="string">
            <text:p>"[エレイ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0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カナメ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&quot;&quot;&quot;[&quot;&amp;[.B277]&amp;&quot;]&quot;&quot;&quot;" office:value-type="string" office:string-value="&quot;[カナメ]&quot;" calcext:value-type="string">
            <text:p>"[カナメ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02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ルス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&quot;&quot;&quot;[&quot;&amp;[.B278]&amp;&quot;]&quot;&quot;&quot;" office:value-type="string" office:string-value="&quot;[クルス]&quot;" calcext:value-type="string">
            <text:p>"[クル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0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ィア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&quot;&quot;&quot;[&quot;&amp;[.B279]&amp;&quot;]&quot;&quot;&quot;" office:value-type="string" office:string-value="&quot;[ミィア]&quot;" calcext:value-type="string">
            <text:p>"[ミィ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02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ルベル(小)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&quot;&quot;&quot;[&quot;&amp;[.B280]&amp;&quot;]&quot;&quot;&quot;" office:value-type="string" office:string-value="&quot;[ルルベル(小)]&quot;" calcext:value-type="string">
            <text:p>"[ルルベル(小)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01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ユスティー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281]&amp;&quot;]&quot;&quot;&quot;" office:value-type="string" office:string-value="&quot;[ユスティー]&quot;" calcext:value-type="string">
            <text:p>"[ユスティ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62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アーネ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282]&amp;&quot;]&quot;&quot;&quot;" office:value-type="string" office:string-value="&quot;[リアーネ]&quot;" calcext:value-type="string">
            <text:p>"[リアーネ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62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レニ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283]&amp;&quot;]&quot;&quot;&quot;" office:value-type="string" office:string-value="&quot;[エレニ]&quot;" calcext:value-type="string">
            <text:p>"[エレニ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62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ペトラ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284]&amp;&quot;]&quot;&quot;&quot;" office:value-type="string" office:string-value="&quot;[ペトラ]&quot;" calcext:value-type="string">
            <text:p>"[ペト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6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00/00/00</text:date>, <text:time style:data-style-name="N2" text:time-value="20:27:03.52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12T20:27:16.030000000</dc:date>
    <meta:editing-duration>PT10M43S</meta:editing-duration>
    <meta:editing-cycles>3</meta:editing-cycles>
    <meta:generator>LibreOffice/7.0.1.2$Windows_X86_64 LibreOffice_project/7cbcfc562f6eb6708b5ff7d7397325de9e764452</meta:generator>
    <meta:document-statistic meta:table-count="1" meta:cell-count="11361" meta:object-count="0"/>
  </office:meta>
</office:document-meta>
</file>